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1000000E19B1FF9E614EB8473.png" manifest:media-type="image/png"/>
  <manifest:file-entry manifest:full-path="Pictures/10000001000002E4000002E4619DCBEEEE4AE5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4pt" fo:font-weight="bold" officeooo:rsid="00186a72" officeooo:paragraph-rsid="00186a72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72pt" fo:font-weight="bold" officeooo:rsid="00186a72" officeooo:paragraph-rsid="00186a72" style:font-size-asian="72pt" style:font-weight-asian="bold" style:font-size-complex="7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6pt" fo:font-weight="bold" officeooo:rsid="00186a72" officeooo:paragraph-rsid="00186a72" style:font-size-asian="96pt" style:font-weight-asian="bold" style:font-size-complex="9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2.45cm" svg:y="-1.545cm" svg:width="12.592cm" svg:height="12.592cm" draw:z-index="0"><draw:image xlink:href="Pictures/10000001000002E4000002E4619DCBEEEE4AE519.png" xlink:type="simple" xlink:show="embed" xlink:actuate="onLoad" draw:mime-type="image/png"/></draw:frame></text:p>
      <text:p text:style-name="Standard"/>
      <text:p text:style-name="P1"/>
      <text:p text:style-name="P1"/>
      <text:p text:style-name="P3">FALTAM </text:p>
      <text:p text:style-name="P3">5 </text:p>
      <text:p text:style-name="P3">MIN</text:p>
      <text:p text:style-name="P1"/>
      <text:p text:style-name="P1"><text:soft-page-break/></text:p>
      <text:p text:style-name="P1"><draw:frame draw:style-name="fr1" draw:name="Figura2" text:anchor-type="char" svg:x="3.228cm" svg:y="1.274cm" svg:width="9.91cm" svg:height="9.91cm" draw:z-index="1"><draw:image xlink:href="Pictures/10000001000000E1000000E19B1FF9E614EB84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>FALTA </text:p>
      <text:p text:style-name="P3">1 </text:p>
      <text:p text:style-name="P3">MIN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ACABOU <text:line-break/>O TEMPO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0:57:38.648288460</meta:creation-date>
    <dc:date>2023-12-01T11:01:59.917288993</dc:date>
    <meta:editing-duration>PT4M21S</meta:editing-duration>
    <meta:editing-cycles>1</meta:editing-cycles>
    <meta:document-statistic meta:table-count="0" meta:image-count="2" meta:object-count="0" meta:page-count="3" meta:paragraph-count="7" meta:word-count="9" meta:character-count="39" meta:non-whitespace-character-count="32"/>
    <meta:generator>LibreOffice/7.3.7.2$Linux_X86_64 LibreOffice_project/30$Build-2</meta:generator>
  </office:meta>
</office:document-meta>
</file>